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itle Connexion Sequence</text:p>
      <text:p text:style-name="Standard"/>
      <text:p text:style-name="Standard">Client SIP-&gt;Proxy SIP: INVITE</text:p>
      <text:p text:style-name="Standard">Proxy SIP-&gt;Client SIP: 100 TRYING</text:p>
      <text:p text:style-name="Standard">Proxy SIP-&gt;Serveur SIP: <text:s/>INVITE</text:p>
      <text:p text:style-name="Standard">Serveur SIP-&gt;Proxy SIP: <text:s/>100 TRYING</text:p>
      <text:p text:style-name="Standard">Serveur SIP-&gt;Proxy SIP: <text:s/>180 RINGING</text:p>
      <text:p text:style-name="Standard">Proxy SIP-&gt;Client SIP: 180 RINGING</text:p>
      <text:p text:style-name="Standard">Serveur SIP-&gt;Proxy SIP: <text:s/>200 OK</text:p>
      <text:p text:style-name="Standard">note right of Proxy SIP: Appel méthode</text:p>
      <text:p text:style-name="Standard">Proxy SIP-&gt;BB: request_CODEC()</text:p>
      <text:p text:style-name="Standard">BB-&gt;Proxy SIP: response_Message()</text:p>
      <text:p text:style-name="Standard">alt message=OK</text:p>
      <text:p text:style-name="Standard"><text:s text:c="3"/>Proxy SIP-&gt;Client SIP: 200 OK</text:p>
      <text:p text:style-name="Standard"><text:s text:c="3"/>Client SIP-&gt;Proxy SIP: ACK</text:p>
      <text:p text:style-name="Standard"><text:s text:c="3"/>Proxy SIP-&gt;Serveur SIP: <text:s/>ACK</text:p>
      <text:p text:style-name="Standard">end</text:p>
      <text:p text:style-name="Standard">alt message=NOK</text:p>
      <text:p text:style-name="Standard"><text:s text:c="3"/>Proxy SIP-&gt;Client SIP: BYE</text:p>
      <text:p text:style-name="Standard"><text:s text:c="3"/>Proxy SIP-&gt;Serveur SIP: <text:s/>BYE</text:p>
      <text:p text:style-name="Standard">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title Deconnexion Sequence</text:p>
      <text:p text:style-name="Standard"/>
      <text:p text:style-name="Standard">Client SIP-&gt;Proxy SIP: BYE</text:p>
      <text:p text:style-name="Standard">note right of Proxy SIP: Appel méthode</text:p>
      <text:p text:style-name="Standard">Proxy SIP-&gt;BB: free_Session()</text:p>
      <text:p text:style-name="Standard">Proxy SIP-&gt;Serveur SIP: <text:s/>BYE</text:p>
      <text:p text:style-name="Standard">Serveur SIP-&gt;Proxy SIP: <text:s/>200 OK</text:p>
      <text:p text:style-name="Standard">Proxy SIP-&gt;Client SIP: 200 O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2T17:58:04.55</meta:creation-date>
    <meta:document-statistic meta:table-count="0" meta:image-count="0" meta:object-count="0" meta:page-count="1" meta:paragraph-count="27" meta:word-count="107" meta:character-count="748"/>
    <dc:date>2015-05-22T18:02:20.95</dc:date>
    <meta:editing-duration>PT4M16S</meta:editing-duration>
    <meta:editing-cycles>1</meta:editing-cycles>
    <meta:generator>OpenOffice.org/3.4.1$Win32 OpenOffice.org_project/341m1$Build-9593</meta:generator>
  </office:meta>
</office:document-meta>
</file>